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.<text:tab/>Write a C program to find cube of any number using function.</text:p>
      <text:p text:style-name="Standard">2.<text:tab/>Write a C program to find diameter, circumference and area of circle using functions.</text:p>
      <text:p text:style-name="Standard">3.<text:tab/>Write a C program to find maximum and minimum between two numbers using functions.</text:p>
      <text:p text:style-name="Standard">4.<text:tab/>Write a C program to check whether a number is even or odd using functions.</text:p>
      <text:p text:style-name="Standard">5.<text:tab/>Write a C program to check whether a number is prime, Armstrong or perfect number using functions.</text:p>
      <text:p text:style-name="Standard"><text:s/></text:p>
      <text:p text:style-name="Standard">6.<text:tab/>Write a C program to find all prime numbers between given interval using functions.</text:p>
      <text:p text:style-name="Standard">7.<text:tab/>Write a C program to print all strong numbers between given interval using functions.</text:p>
      <text:p text:style-name="Standard">8.<text:tab/>Write a C program to print all Armstrong numbers between given interval using functions.</text:p>
      <text:p text:style-name="Standard">9.<text:tab/>Write a C program to print all perfect numbers between given interval using functions.</text:p>
      <text:p text:style-name="Standard"><text:s/></text:p>
      <text:p text:style-name="Standard">10.<text:tab/>Write a C program to find power of any number using recursion.</text:p>
      <text:p text:style-name="Standard">11.<text:tab/>Write a C program to print all natural numbers between 1 to n using recursion.</text:p>
      <text:p text:style-name="Standard">12.<text:tab/>Write a C program to print all even or odd numbers in given range using recursion.</text:p>
      <text:p text:style-name="Standard">13.<text:tab/>Write a C program to find sum of all natural numbers between 1 to n using recursion.</text:p>
      <text:p text:style-name="Standard">14.<text:tab/>Write a C program to find sum of all even or odd numbers in given range using recursion.</text:p>
      <text:p text:style-name="Standard">15.<text:tab/>Write a C program to find reverse of any number using recursion.</text:p>
      <text:p text:style-name="Standard">16.<text:tab/>Write a C program to check whether a number is palindrome or not using recursion.</text:p>
      <text:p text:style-name="Standard">17.<text:tab/>Write a C program to find sum of digits of a given number using recursion.</text:p>
      <text:p text:style-name="Standard">18.<text:tab/>Write a C program to find factorial of any number using recursion.</text:p>
      <text:p text:style-name="Standard">19.<text:tab/>Write a C program to generate nth Fibonacci term using recursion.</text:p>
      <text:p text:style-name="Standard">20.<text:tab/>Write a C program to find GCD (HCF) of two numbers using recursion.</text:p>
      <text:p text:style-name="Standard">21.<text:tab/>Write a C program to find LCM of two numbers using recursion.</text:p>
      <text:p text:style-name="Standard"><text:s/></text:p>
      <text:p text:style-name="Standard">22.<text:tab/>Write a C program to display all array elements using recursion.</text:p>
      <text:p text:style-name="Standard">23.<text:tab/>Write a C program to find sum of elements of array using recursion.</text:p>
      <text:p text:style-name="Standard">24.<text:tab/>Write a C program to find maximum and minimum elements in array using recursion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ssan</dc:creator>
    <meta:creation-date>2009-04-16T11:32:00Z</meta:creation-date>
    <dc:date>2017-11-02T19:57:00Z</dc:date>
    <meta:template xlink:href="Normal" xlink:type="simple"/>
    <meta:editing-cycles>4</meta:editing-cycles>
    <meta:editing-duration>PT102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90" meta:character-count="1940" meta:row-count="13" meta:non-whitespace-character-count="1653"/>
  </office:meta>
</office:document-meta>
</file>